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1aa" officeooo:paragraph-rsid="000161a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61aa" officeooo:paragraph-rsid="000161a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fb4b" officeooo:paragraph-rsid="0006fb4b" style:font-weight-asian="bold" style:font-weight-complex="bold"/>
    </style:style>
    <style:style style:name="P4" style:family="paragraph" style:parent-style-name="Standard">
      <style:text-properties officeooo:rsid="0006fb4b" officeooo:paragraph-rsid="0006fb4b"/>
    </style:style>
    <style:style style:name="P5" style:family="paragraph" style:parent-style-name="Standard">
      <style:text-properties officeooo:rsid="0002656c" officeooo:paragraph-rsid="0002656c"/>
    </style:style>
    <style:style style:name="P6" style:family="paragraph" style:parent-style-name="Standard">
      <style:text-properties officeooo:rsid="0006fb4b" officeooo:paragraph-rsid="0006fb4b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161aa" officeooo:paragraph-rsid="000deff8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dcb4" officeooo:paragraph-rsid="000edcb4" style:font-weight-asian="bold" style:font-weight-complex="bold"/>
    </style:style>
    <style:style style:name="P9" style:family="paragraph" style:parent-style-name="Standard">
      <style:text-properties officeooo:rsid="000161aa" officeooo:paragraph-rsid="000deff8"/>
    </style:style>
    <style:style style:name="P10" style:family="paragraph" style:parent-style-name="Standard">
      <style:text-properties style:text-underline-style="none" fo:font-weight="normal" officeooo:rsid="000161aa" officeooo:paragraph-rsid="000deff8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edcb4" officeooo:paragraph-rsid="000edcb4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0edcb4" officeooo:paragraph-rsid="0010f55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f354d" officeooo:paragraph-rsid="000f354d" style:font-weight-asian="normal" style:font-weight-complex="normal"/>
    </style:style>
    <style:style style:name="P14" style:family="paragraph" style:parent-style-name="Standard">
      <style:text-properties style:text-underline-style="none" fo:font-weight="bold" officeooo:rsid="000f354d" officeooo:paragraph-rsid="000f354d" style:font-weight-asian="bold" style:font-weight-complex="bold"/>
    </style:style>
    <style:style style:name="T1" style:family="text">
      <style:text-properties fo:font-weight="bold" officeooo:rsid="0008fb4d" style:font-weight-asian="bold" style:font-weight-complex="bold"/>
    </style:style>
    <style:style style:name="T2" style:family="text">
      <style:text-properties officeooo:rsid="00080801"/>
    </style:style>
    <style:style style:name="T3" style:family="text">
      <style:text-properties officeooo:rsid="0008fb4d"/>
    </style:style>
    <style:style style:name="T4" style:family="text">
      <style:text-properties officeooo:rsid="000def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ERIMENT NO : 0<text:span text:style-name="T3">4</text:span></text:p>
      <text:p text:style-name="P1">AHSAN SALEEM</text:p>
      <text:p text:style-name="P1">ROLL NO : 06</text:p>
      <text:p text:style-name="P1"><text:span text:style-name="T2">30</text:span>-07-2025</text:p>
      <text:p text:style-name="P1"/>
      <text:p text:style-name="P1"><text:tab/><text:tab/><text:tab/><text:tab/><text:tab/><text:span text:style-name="T1">First and Follow</text:span></text:p>
      <text:p text:style-name="P1"/>
      <text:p text:style-name="P2">PROGRAM:</text:p>
      <text:p text:style-name="P1"/>
      <text:p text:style-name="P5">#include &lt;stdio.h&gt;</text:p>
      <text:p text:style-name="P5">#include &lt;string.h&gt;</text:p>
      <text:p text:style-name="P5">#include &lt;ctype.h&gt;</text:p>
      <text:p text:style-name="P5"/>
      <text:p text:style-name="P5">// Global variables</text:p>
      <text:p text:style-name="P5">int count;</text:p>
      <text:p text:style-name="P5">char production[10][10];</text:p>
      <text:p text:style-name="P5">char first_sets[10][10];</text:p>
      <text:p text:style-name="P5">char follow_sets[10][10];</text:p>
      <text:p text:style-name="P5">char non_terminals[10];</text:p>
      <text:p text:style-name="P5">int nt_count = 0;</text:p>
      <text:p text:style-name="P5"/>
      <text:p text:style-name="P5">// Function prototypes</text:p>
      <text:p text:style-name="P5">void calculate_first(char c);</text:p>
      <text:p text:style-name="P5">void calculate_follow(char c);</text:p>
      <text:p text:style-name="P5">void add_to_set(char* set, char c);</text:p>
      <text:p text:style-name="P5">int get_nt_index(char c);</text:p>
      <text:p text:style-name="P5">void print_set(char* set); // New helper for printing</text:p>
      <text:p text:style-name="P5"/>
      <text:p text:style-name="P5">int main() {</text:p>
      <text:p text:style-name="P5"><text:s text:c="4"/>printf("Enter the number of productions: ");</text:p>
      <text:p text:style-name="P5"><text:s text:c="4"/>scanf("%d", &amp;count);</text:p>
      <text:p text:style-name="P5"><text:s text:c="4"/>printf("Enter the productions (e.g., S-&gt;ACB or B-&gt;# for epsilon):\n");</text:p>
      <text:p text:style-name="P5"><text:s text:c="4"/>for (int i = 0; i &lt; count; i++) {</text:p>
      <text:p text:style-name="P5"><text:s text:c="8"/>scanf("%s", production[i]);</text:p>
      <text:p text:style-name="P5"><text:s text:c="4"/>}</text:p>
      <text:p text:style-name="P5"/>
      <text:p text:style-name="P5"><text:s text:c="4"/>// Populate unique non-terminals</text:p>
      <text:p text:style-name="P5"><text:s text:c="4"/>for (int i = 0; i &lt; count; i++) {</text:p>
      <text:p text:style-name="P5"><text:s text:c="8"/>int exists = 0;</text:p>
      <text:p text:style-name="P5"><text:s text:c="8"/>for (int j = 0; j &lt; nt_count; j++) {</text:p>
      <text:p text:style-name="P5"><text:s text:c="12"/>if (non_terminals[j] == production[i][0]) {</text:p>
      <text:p text:style-name="P5"><text:s text:c="16"/>exists = 1;</text:p>
      <text:p text:style-name="P5"><text:s text:c="16"/>break;</text:p>
      <text:p text:style-name="P5"><text:s text:c="12"/>}</text:p>
      <text:p text:style-name="P5"><text:s text:c="8"/>}</text:p>
      <text:p text:style-name="P5"><text:s text:c="8"/>if (!exists) {</text:p>
      <text:p text:style-name="P5"><text:s text:c="12"/>non_terminals[nt_count++] = production[i][0];</text:p>
      <text:p text:style-name="P5"><text:s text:c="8"/>}</text:p>
      <text:p text:style-name="P5"><text:s text:c="4"/>}</text:p>
      <text:p text:style-name="P5"><text:soft-page-break/></text:p>
      <text:p text:style-name="P5"><text:s text:c="4"/>// Calculate FIRST and FOLLOW sets for all non-terminals</text:p>
      <text:p text:style-name="P5"><text:s text:c="4"/>for (int i = 0; i &lt; nt_count; i++) {</text:p>
      <text:p text:style-name="P5"><text:s text:c="8"/>calculate_first(non_terminals[i]);</text:p>
      <text:p text:style-name="P5"><text:s text:c="4"/>}</text:p>
      <text:p text:style-name="P5"><text:s text:c="4"/>for (int i = 0; i &lt; nt_count; i++) {</text:p>
      <text:p text:style-name="P5"><text:s text:c="8"/>calculate_follow(non_terminals[i]);</text:p>
      <text:p text:style-name="P5"><text:s text:c="4"/>}</text:p>
      <text:p text:style-name="P5"/>
      <text:p text:style-name="P5"><text:s text:c="4"/>// Print results using the new print_set function</text:p>
      <text:p text:style-name="P5"><text:s text:c="4"/>printf("\n--- RESULTS ---\n");</text:p>
      <text:p text:style-name="P5"><text:s text:c="4"/>for (int i = 0; i &lt; nt_count; i++) {</text:p>
      <text:p text:style-name="P5"><text:s text:c="8"/>char nt = non_terminals[i];</text:p>
      <text:p text:style-name="P5"><text:s text:c="8"/>printf("FIRST(%c) = ", nt);</text:p>
      <text:p text:style-name="P5"><text:s text:c="8"/>print_set(first_sets[get_nt_index(nt)]);</text:p>
      <text:p text:style-name="P5"><text:s text:c="8"/>printf("\n");</text:p>
      <text:p text:style-name="P5"><text:s text:c="4"/>}</text:p>
      <text:p text:style-name="P5"><text:s text:c="4"/>printf("\n");</text:p>
      <text:p text:style-name="P5"><text:s text:c="4"/>for (int i = 0; i &lt; nt_count; i++) {</text:p>
      <text:p text:style-name="P5"><text:s text:c="8"/>char nt = non_terminals[i];</text:p>
      <text:p text:style-name="P5"><text:s text:c="8"/>printf("FOLLOW(%c) = ", nt);</text:p>
      <text:p text:style-name="P5"><text:s text:c="8"/>print_set(follow_sets[get_nt_index(nt)]);</text:p>
      <text:p text:style-name="P5"><text:s text:c="8"/>printf("\n");</text:p>
      <text:p text:style-name="P5"><text:s text:c="4"/>}</text:p>
      <text:p text:style-name="P5"/>
      <text:p text:style-name="P5"><text:s text:c="4"/>return 0;</text:p>
      <text:p text:style-name="P5">}</text:p>
      <text:p text:style-name="P5"/>
      <text:p text:style-name="P5">void calculate_first(char c) {</text:p>
      <text:p text:style-name="P5"><text:s text:c="4"/>int c_idx = get_nt_index(c);</text:p>
      <text:p text:style-name="P5"><text:s text:c="4"/>if (first_sets[c_idx][0] != '\0') return;</text:p>
      <text:p text:style-name="P5"/>
      <text:p text:style-name="P5"><text:s text:c="4"/>for (int i = 0; i &lt; count; i++) {</text:p>
      <text:p text:style-name="P5"><text:s text:c="8"/>if (production[i][0] == c) {</text:p>
      <text:p text:style-name="P5"><text:s text:c="12"/>for (int j = 3; j &lt; strlen(production[i]); j++) {</text:p>
      <text:p text:style-name="P5"><text:s text:c="16"/>char symbol = production[i][j];</text:p>
      <text:p text:style-name="P5"><text:s text:c="16"/>int has_epsilon = 0;</text:p>
      <text:p text:style-name="P5"/>
      <text:p text:style-name="P5"><text:s text:c="16"/>if (!isupper(symbol)) {</text:p>
      <text:p text:style-name="P5"><text:s text:c="20"/>add_to_set(first_sets[c_idx], symbol);</text:p>
      <text:p text:style-name="P5"><text:s text:c="20"/>break;</text:p>
      <text:p text:style-name="P5"><text:s text:c="16"/>} else {</text:p>
      <text:p text:style-name="P5"><text:s text:c="20"/>calculate_first(symbol);</text:p>
      <text:p text:style-name="P5"><text:s text:c="20"/>int symbol_idx = get_nt_index(symbol);</text:p>
      <text:p text:style-name="P5"><text:s text:c="20"/>for (int k = 0; k &lt; strlen(first_sets[symbol_idx]); k++) {</text:p>
      <text:p text:style-name="P5"><text:s text:c="24"/>if (first_sets[symbol_idx][k] == '#') {</text:p>
      <text:p text:style-name="P5"><text:s text:c="28"/>has_epsilon = 1;</text:p>
      <text:p text:style-name="P5"><text:s text:c="24"/>} else {</text:p>
      <text:p text:style-name="P5"><text:s text:c="28"/>add_to_set(first_sets[c_idx], first_sets[symbol_idx][k]);</text:p>
      <text:p text:style-name="P5"><text:soft-page-break/><text:s text:c="24"/>}</text:p>
      <text:p text:style-name="P5"><text:s text:c="20"/>}</text:p>
      <text:p text:style-name="P5"><text:s text:c="16"/>}</text:p>
      <text:p text:style-name="P5"><text:s text:c="16"/>if (!has_epsilon) {</text:p>
      <text:p text:style-name="P5"><text:s text:c="20"/>break;</text:p>
      <text:p text:style-name="P5"><text:s text:c="16"/>}</text:p>
      <text:p text:style-name="P5"><text:s text:c="17"/>if(j == strlen(production[i]) - 1 &amp;&amp; has_epsilon) {</text:p>
      <text:p text:style-name="P5"><text:s text:c="20"/>add_to_set(first_sets[c_idx], '#');</text:p>
      <text:p text:style-name="P5"><text:s text:c="16"/>}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void calculate_follow(char c) {</text:p>
      <text:p text:style-name="P5"><text:s text:c="4"/>int c_idx = get_nt_index(c);</text:p>
      <text:p text:style-name="P5"><text:s text:c="4"/></text:p>
      <text:p text:style-name="P5"><text:s text:c="4"/>if (c == non_terminals[0]) {</text:p>
      <text:p text:style-name="P5"><text:s text:c="8"/>add_to_set(follow_sets[c_idx], '$');</text:p>
      <text:p text:style-name="P5"><text:s text:c="4"/>}</text:p>
      <text:p text:style-name="P5"/>
      <text:p text:style-name="P5"><text:s text:c="4"/>for (int i = 0; i &lt; count; i++) {</text:p>
      <text:p text:style-name="P5"><text:s text:c="8"/>for (int j = 3; j &lt; strlen(production[i]); j++) {</text:p>
      <text:p text:style-name="P5"><text:s text:c="12"/>if (production[i][j] == c) {</text:p>
      <text:p text:style-name="P5"><text:s text:c="16"/>int k = j + 1;</text:p>
      <text:p text:style-name="P5"><text:s text:c="16"/>while(k &lt;= strlen(production[i])) {</text:p>
      <text:p text:style-name="P5"><text:s text:c="20"/>if (k &lt; strlen(production[i])) {</text:p>
      <text:p text:style-name="P5"><text:s text:c="24"/>char next_symbol = production[i][k];</text:p>
      <text:p text:style-name="P5"><text:s text:c="24"/>int has_epsilon = 0;</text:p>
      <text:p text:style-name="P5"/>
      <text:p text:style-name="P5"><text:s text:c="24"/>if (!isupper(next_symbol)) {</text:p>
      <text:p text:style-name="P5"><text:s text:c="28"/>add_to_set(follow_sets[c_idx], next_symbol);</text:p>
      <text:p text:style-name="P5"><text:s text:c="28"/>break;</text:p>
      <text:p text:style-name="P5"><text:s text:c="24"/>} else {</text:p>
      <text:p text:style-name="P5"><text:s text:c="28"/>int next_idx = get_nt_index(next_symbol);</text:p>
      <text:p text:style-name="P5"><text:s text:c="28"/>for(int l=0; l&lt;strlen(first_sets[next_idx]); l++) {</text:p>
      <text:p text:style-name="P5"><text:s text:c="32"/>if(first_sets[next_idx][l] == '#') {</text:p>
      <text:p text:style-name="P5"><text:s text:c="36"/>has_epsilon = 1;</text:p>
      <text:p text:style-name="P5"><text:s text:c="32"/>} else {</text:p>
      <text:p text:style-name="P5"><text:s text:c="36"/>add_to_set(follow_sets[c_idx], first_sets[next_idx][l]);</text:p>
      <text:p text:style-name="P5"><text:s text:c="32"/>}</text:p>
      <text:p text:style-name="P5"><text:s text:c="28"/>}</text:p>
      <text:p text:style-name="P5"><text:s text:c="24"/>}</text:p>
      <text:p text:style-name="P5"><text:s text:c="24"/>if (!has_epsilon) {</text:p>
      <text:p text:style-name="P5"><text:s text:c="28"/>break;</text:p>
      <text:p text:style-name="P5"><text:s text:c="24"/>}</text:p>
      <text:p text:style-name="P5"><text:s text:c="24"/>k++;</text:p>
      <text:p text:style-name="P5"><text:s text:c="20"/>} else {</text:p>
      <text:p text:style-name="P5"><text:s text:c="24"/>if (production[i][0] != c) {</text:p>
      <text:p text:style-name="P5"><text:soft-page-break/><text:s text:c="28"/>calculate_follow(production[i][0]);</text:p>
      <text:p text:style-name="P5"><text:s text:c="28"/>int head_idx = get_nt_index(production[i][0]);</text:p>
      <text:p text:style-name="P5"><text:s text:c="28"/>for(int l=0; l&lt;strlen(follow_sets[head_idx]); l++) {</text:p>
      <text:p text:style-name="P5"><text:s text:c="32"/>add_to_set(follow_sets[c_idx], follow_sets[head_idx][l]);</text:p>
      <text:p text:style-name="P5"><text:s text:c="28"/>}</text:p>
      <text:p text:style-name="P5"><text:s text:c="24"/>}</text:p>
      <text:p text:style-name="P5"><text:s text:c="24"/>break;</text:p>
      <text:p text:style-name="P5"><text:s text:c="20"/>}</text:p>
      <text:p text:style-name="P5"><text:s text:c="16"/>}</text:p>
      <text:p text:style-name="P5"><text:s text:c="12"/>}</text:p>
      <text:p text:style-name="P5"><text:s text:c="8"/>}</text:p>
      <text:p text:style-name="P5"><text:s text:c="4"/>}</text:p>
      <text:p text:style-name="P5">}</text:p>
      <text:p text:style-name="P5"/>
      <text:p text:style-name="P5">void print_set(char* set) {</text:p>
      <text:p text:style-name="P5"><text:s text:c="4"/>printf("{ ");</text:p>
      <text:p text:style-name="P5"><text:s text:c="4"/>for (int i = 0; i &lt; strlen(set); i++) {</text:p>
      <text:p text:style-name="P5"><text:s text:c="8"/>printf("%c", set[i]);</text:p>
      <text:p text:style-name="P5"><text:s text:c="8"/>if (i &lt; strlen(set) - 1) {</text:p>
      <text:p text:style-name="P5"><text:s text:c="12"/>printf(", ");</text:p>
      <text:p text:style-name="P5"><text:s text:c="8"/>}</text:p>
      <text:p text:style-name="P5"><text:s text:c="4"/>}</text:p>
      <text:p text:style-name="P5"><text:s text:c="4"/>printf(" }");</text:p>
      <text:p text:style-name="P5">}</text:p>
      <text:p text:style-name="P5"/>
      <text:p text:style-name="P5">void add_to_set(char* set, char c) {</text:p>
      <text:p text:style-name="P5"><text:s text:c="4"/>if (strchr(set, c) == NULL) {</text:p>
      <text:p text:style-name="P5"><text:s text:c="8"/>int len = strlen(set);</text:p>
      <text:p text:style-name="P5"><text:s text:c="8"/>set[len] = c;</text:p>
      <text:p text:style-name="P5"><text:s text:c="8"/>set[len + 1] = '\0';</text:p>
      <text:p text:style-name="P5"><text:s text:c="4"/>}</text:p>
      <text:p text:style-name="P5">}</text:p>
      <text:p text:style-name="P5"/>
      <text:p text:style-name="P5">int get_nt_index(char c) {</text:p>
      <text:p text:style-name="P5"><text:s text:c="4"/>for (int i = 0; i &lt; nt_count; i++) {</text:p>
      <text:p text:style-name="P5"><text:s text:c="8"/>if (non_terminals[i] == c) return i;</text:p>
      <text:p text:style-name="P5"><text:s text:c="4"/>}</text:p>
      <text:p text:style-name="P5"><text:s text:c="4"/>return -1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OUTPUT:</text:p>
      <text:p text:style-name="P4"/>
      <text:p text:style-name="P4">Enter the number of productions: 9</text:p>
      <text:p text:style-name="P4">Enter the productions (e.g., S-&gt;ACB or B-&gt;# for epsilon):</text:p>
      <text:p text:style-name="P4">S-&gt;ACB</text:p>
      <text:p text:style-name="P4">S-&gt;Cbb</text:p>
      <text:p text:style-name="P4">S-&gt;Ba</text:p>
      <text:p text:style-name="P4">A-&gt;da</text:p>
      <text:p text:style-name="P4">A-&gt;BC</text:p>
      <text:p text:style-name="P4">B-&gt;g</text:p>
      <text:p text:style-name="P4">B-&gt;#</text:p>
      <text:p text:style-name="P4">C-&gt;h</text:p>
      <text:p text:style-name="P4">C-&gt;#</text:p>
      <text:p text:style-name="P4"/>
      <text:p text:style-name="P4">--- RESULTS ---</text:p>
      <text:p text:style-name="P4">FIRST(S) = { d, g, h, #, b, a }</text:p>
      <text:p text:style-name="P4">FIRST(A) = { d, g, h, # }</text:p>
      <text:p text:style-name="P4">FIRST(B) = { g, # }</text:p>
      <text:p text:style-name="P4">FIRST(C) = { h, # }</text:p>
      <text:p text:style-name="P4"/>
      <text:p text:style-name="P4">FOLLOW(S) = { $ }</text:p>
      <text:p text:style-name="P4">FOLLOW(A) = { h, g, $ }</text:p>
      <text:p text:style-name="P4">FOLLOW(B) = { $, a, h, g }</text:p>
      <text:p text:style-name="P4">FOLLOW(C) = { g, $, b, h }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EXPERIMENT NO : 0<text:span text:style-name="T4">5</text:span></text:p>
      <text:p text:style-name="P9">AHSAN SALEEM</text:p>
      <text:p text:style-name="P9">ROLL NO : 06</text:p>
      <text:p text:style-name="P9"><text:span text:style-name="T4">06</text:span>-0<text:span text:style-name="T4">8</text:span>-2025</text:p>
      <text:p text:style-name="P9"/>
      <text:p text:style-name="P9"><text:tab/><text:tab/><text:tab/><text:tab/><text:span text:style-name="T4">Intermediate Code Generation </text:span><text:tab/><text:tab/></text:p>
      <text:p text:style-name="P9"/>
      <text:p text:style-name="P7">PROGRAM:</text:p>
      <text:p text:style-name="P7"/>
      <text:p text:style-name="P10">#include &lt;stdio.h&gt;</text:p>
      <text:p text:style-name="P10">#include &lt;stdlib.h&gt;</text:p>
      <text:p text:style-name="P10">#include &lt;string.h&gt;</text:p>
      <text:p text:style-name="P10">#include &lt;ctype.h&gt;</text:p>
      <text:p text:style-name="P10"/>
      <text:p text:style-name="P10">char s[100],post[100],stack[100],queue[100];</text:p>
      <text:p text:style-name="P10">int top=-1,j=0,front=-1;</text:p>
      <text:p text:style-name="P10"/>
      <text:p text:style-name="P10">int precedence(char c){</text:p>
      <text:p text:style-name="P10"><text:s text:c="8"/>if(c=='+' || c=='-'){</text:p>
      <text:p text:style-name="P10"><text:s text:c="16"/>return 1;</text:p>
      <text:p text:style-name="P10"><text:s text:c="8"/>}</text:p>
      <text:p text:style-name="P10"><text:s text:c="8"/>else if(c=='*' || <text:s/>c=='/'){</text:p>
      <text:p text:style-name="P10"><text:s text:c="16"/>return 2;</text:p>
      <text:p text:style-name="P10"><text:s text:c="8"/>}</text:p>
      <text:p text:style-name="P10"><text:s text:c="8"/>else if(c=='^'){</text:p>
      <text:p text:style-name="P10"><text:s text:c="16"/>return 3;</text:p>
      <text:p text:style-name="P10"><text:s text:c="8"/>}</text:p>
      <text:p text:style-name="P10"><text:s text:c="8"/>else{</text:p>
      <text:p text:style-name="P10"><text:s text:c="16"/>return 0;</text:p>
      <text:p text:style-name="P10"><text:s text:c="8"/>}</text:p>
      <text:p text:style-name="P10">}</text:p>
      <text:p text:style-name="P10"/>
      <text:p text:style-name="P10">void postfix(){</text:p>
      <text:p text:style-name="P10"><text:s text:c="8"/>int n=strlen(s),i=0;</text:p>
      <text:p text:style-name="P10"><text:s text:c="8"/>while(s[i]!='\0'){</text:p>
      <text:p text:style-name="P10"><text:s text:c="16"/>if(s[i]=='('){</text:p>
      <text:p text:style-name="P10"><text:s text:c="24"/>top++;</text:p>
      <text:p text:style-name="P10"><text:s text:c="24"/>stack[top]=s[i];</text:p>
      <text:p text:style-name="P10"><text:s text:c="16"/>}</text:p>
      <text:p text:style-name="P10"><text:s text:c="16"/>else if (isalpha(s[i])){</text:p>
      <text:p text:style-name="P10"><text:s text:c="24"/>post[j++]=s[i];</text:p>
      <text:p text:style-name="P10"><text:s text:c="16"/>}</text:p>
      <text:p text:style-name="P10"><text:s text:c="16"/>else if (precedence(s[i])){</text:p>
      <text:p text:style-name="P10"><text:s text:c="24"/>while(precedence(stack[top])&gt;= precedence (s[i])){</text:p>
      <text:p text:style-name="P10"><text:s text:c="32"/>post[j++]=stack[top--];</text:p>
      <text:p text:style-name="P10"><text:s text:c="24"/>}</text:p>
      <text:p text:style-name="P10"><text:s text:c="24"/>top++;</text:p>
      <text:p text:style-name="P10"><text:s text:c="24"/>stack[top]=s[i];</text:p>
      <text:p text:style-name="P10"><text:s text:c="16"/>}</text:p>
      <text:p text:style-name="P10"><text:soft-page-break/><text:s text:c="16"/>else if(s[i]==')'){</text:p>
      <text:p text:style-name="P10"><text:s text:c="24"/>while (stack[top]!='('){</text:p>
      <text:p text:style-name="P10"><text:s text:c="32"/>post[j++]=stack[top--];</text:p>
      <text:p text:style-name="P10"><text:s text:c="24"/>}</text:p>
      <text:p text:style-name="P10"><text:s text:c="24"/>top--;</text:p>
      <text:p text:style-name="P10"><text:s text:c="16"/>}</text:p>
      <text:p text:style-name="P10"><text:s text:c="16"/>i++;</text:p>
      <text:p text:style-name="P10"><text:s text:c="8"/>}</text:p>
      <text:p text:style-name="P10"><text:s text:c="8"/>while(top!=-1){</text:p>
      <text:p text:style-name="P10"><text:s text:c="16"/>post[j++]=stack[top--];</text:p>
      <text:p text:style-name="P10"><text:s text:c="8"/>}</text:p>
      <text:p text:style-name="P10"><text:s text:c="8"/>post[j]='\0';</text:p>
      <text:p text:style-name="P10">}</text:p>
      <text:p text:style-name="P10"/>
      <text:p text:style-name="P10">void main(){</text:p>
      <text:p text:style-name="P10"><text:s text:c="8"/>int i=0;</text:p>
      <text:p text:style-name="P10"><text:s text:c="8"/>char ind='1';</text:p>
      <text:p text:style-name="P10"><text:s text:c="8"/>FILE *fp,*fp1,*fp2,*fp3;</text:p>
      <text:p text:style-name="P10"><text:s text:c="8"/>fp=fopen("3addr.txt","w");</text:p>
      <text:p text:style-name="P10"><text:s text:c="8"/>fp1=fopen("quadruple.txt","w");</text:p>
      <text:p text:style-name="P10"><text:s text:c="8"/>fp2=fopen("triple.txt","w");</text:p>
      <text:p text:style-name="P10"><text:s text:c="8"/>fprintf(fp,"Three Address\n");</text:p>
      <text:p text:style-name="P10"><text:s text:c="8"/>fprintf(fp1,"Quadruple\nOP\tO1\tO2\tRES\n");</text:p>
      <text:p text:style-name="P10"><text:s text:c="8"/>fprintf(fp2,"Triple\nIN\tOP\tO1\tO2\n");</text:p>
      <text:p text:style-name="P10"><text:s text:c="8"/>fp3=fopen("input.txt","r");</text:p>
      <text:p text:style-name="P10"><text:s text:c="8"/>postfix();</text:p>
      <text:p text:style-name="P10"><text:s text:c="8"/>while((fscanf(fp3,"%s",s))!=EOF)</text:p>
      <text:p text:style-name="P10"><text:s text:c="8"/>{</text:p>
      <text:p text:style-name="P10"><text:s text:c="8"/>postfix();</text:p>
      <text:p text:style-name="P10"><text:s text:c="8"/>printf("Infix:%s\n Postfix:%s\n",s,post);</text:p>
      <text:p text:style-name="P10"><text:s text:c="8"/>while(post[i]!='\0'){</text:p>
      <text:p text:style-name="P10"><text:s text:c="16"/>if(precedence(post[i])){</text:p>
      <text:p text:style-name="P10"><text:s text:c="24"/>char a=queue[front--];</text:p>
      <text:p text:style-name="P10"><text:s text:c="24"/>char b=queue[front--];</text:p>
      <text:p text:style-name="P10"><text:s text:c="24"/>if(isdigit(a) &amp;&amp; isdigit(b)){</text:p>
      <text:p text:style-name="P10"><text:s text:c="32"/>fprintf(fp,"t%c = t%c %c t%c\n",ind,b,post[i],a);</text:p>
      <text:p text:style-name="P10"><text:s text:c="32"/>fprintf(fp1,"%c\tt%c\tt%c\tt%c\n",post[i],b,a,ind);</text:p>
      <text:p text:style-name="P10"><text:s text:c="24"/>}</text:p>
      <text:p text:style-name="P10"><text:s text:c="24"/>else if(isdigit(b)){</text:p>
      <text:p text:style-name="P10"><text:s text:c="32"/>fprintf(fp,"t%c = t%c %c %c\n",ind,b,post[i],a);</text:p>
      <text:p text:style-name="P10"><text:s text:c="32"/>fprintf(fp1,"%c\tt%c\tt%c\tt%c\n",post[i],b,a,ind);</text:p>
      <text:p text:style-name="P10"><text:s text:c="24"/>}</text:p>
      <text:p text:style-name="P10"><text:s text:c="24"/>else if(isdigit(a)){</text:p>
      <text:p text:style-name="P10"><text:s text:c="32"/>fprintf(fp,"t%c = %c %c t%c\n",ind,b,post[i],a);</text:p>
      <text:p text:style-name="P10"><text:s text:c="32"/>fprintf(fp1,"%c\tt%c\tt%c\tt%c\n",post[i],b,a,ind);</text:p>
      <text:p text:style-name="P10"><text:s text:c="24"/>}</text:p>
      <text:p text:style-name="P10"><text:s text:c="24"/>else{</text:p>
      <text:p text:style-name="P10"><text:s text:c="32"/>fprintf(fp,"t%c = %c %c %c\n",ind,b,post[i],a);</text:p>
      <text:p text:style-name="P10"><text:s text:c="32"/>fprintf(fp1,"%c\tt%c\tt%c\tt%c\n",post[i],b,a,ind);</text:p>
      <text:p text:style-name="P10"><text:soft-page-break/><text:s text:c="24"/>}</text:p>
      <text:p text:style-name="P10"><text:s text:c="24"/>fprintf(fp2,"%c\t%c\t%c\t%c\n",ind,post[i],b,a);</text:p>
      <text:p text:style-name="P10"><text:s text:c="24"/>front++;</text:p>
      <text:p text:style-name="P10"><text:s text:c="24"/>queue[front]=ind;</text:p>
      <text:p text:style-name="P10"><text:s text:c="24"/>ind++;</text:p>
      <text:p text:style-name="P10"><text:s text:c="16"/>}</text:p>
      <text:p text:style-name="P10"><text:s text:c="16"/>else{</text:p>
      <text:p text:style-name="P10"><text:s text:c="24"/>front++;</text:p>
      <text:p text:style-name="P10"><text:s text:c="24"/>queue[front]=post[i];</text:p>
      <text:p text:style-name="P10"><text:s text:c="16"/>}</text:p>
      <text:p text:style-name="P10"><text:s text:c="16"/>i++;</text:p>
      <text:p text:style-name="P10"><text:s text:c="9"/>}</text:p>
      <text:p text:style-name="P10"><text:s text:c="6"/>}</text:p>
      <text:p text:style-name="P10">}</text:p>
      <text:p text:style-name="P10"/>
      <text:p text:style-name="P10"/>
      <text:p text:style-name="P8">OUTPUT:</text:p>
      <text:p text:style-name="P8"/>
      <text:p text:style-name="P11">Infix: (a+b)*(c+d)</text:p>
      <text:p text:style-name="P11">Postfix: ab+cd+*</text:p>
      <text:p text:style-name="P8"/>
      <text:p text:style-name="P14">INPUT.TXT:</text:p>
      <text:p text:style-name="P13"/>
      <text:p text:style-name="P12">(a+b)*(c+d)</text:p>
      <text:p text:style-name="P13"/>
      <text:p text:style-name="P14">3ADDR.TXT:</text:p>
      <text:p text:style-name="P13"/>
      <text:p text:style-name="P13">Three Address</text:p>
      <text:p text:style-name="P13">t1 = a + b</text:p>
      <text:p text:style-name="P13">t2 = c + d</text:p>
      <text:p text:style-name="P13">t3 = t1 * t2</text:p>
      <text:p text:style-name="P13"/>
      <text:p text:style-name="P13"/>
      <text:p text:style-name="P14">QUADRUPLE.TXT:</text:p>
      <text:p text:style-name="P13"/>
      <text:p text:style-name="P13">Quadruple</text:p>
      <text:p text:style-name="P13">OP<text:tab/>O1<text:tab/>O2<text:tab/>RES</text:p>
      <text:p text:style-name="P13">+<text:tab/>a<text:tab/>b<text:tab/>t1</text:p>
      <text:p text:style-name="P13">+<text:tab/>c<text:tab/>d<text:tab/>t2</text:p>
      <text:p text:style-name="P13">*<text:tab/>t1<text:tab/>t2<text:tab/>t3</text:p>
      <text:p text:style-name="P13"/>
      <text:p text:style-name="P13"/>
      <text:p text:style-name="P14">TRIPLE.TXT:</text:p>
      <text:p text:style-name="P13"/>
      <text:p text:style-name="P13">Triple</text:p>
      <text:p text:style-name="P13">IN<text:tab/>OP<text:tab/>O1<text:tab/>O2</text:p>
      <text:p text:style-name="P13">1<text:tab/>+<text:tab/>a<text:tab/>b</text:p>
      <text:p text:style-name="P13">2<text:tab/>+<text:tab/>c<text:tab/>d</text:p>
      <text:p text:style-name="P13">3<text:tab/>*<text:tab/>1<text:tab/>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6T14:08:58.004852940</meta:creation-date>
    <meta:print-date>2025-07-30T14:58:19.896515518</meta:print-date>
    <dc:date>2025-08-06T14:57:50.261609884</dc:date>
    <meta:editing-duration>PT1H20M26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8" meta:paragraph-count="315" meta:word-count="877" meta:character-count="9216" meta:non-whitespace-character-count="5347"/>
  </office:meta>
</office:document-meta>
</file>